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ohit Devanagari1" svg:font-family="'Lohit Devanagari'"/>
    <style:font-face style:name="Menlo" svg:font-family="Menlo"/>
    <style:font-face style:name="Liberation Mono" svg:font-family="'Liberation Mono'" style:font-family-generic="modern" style:font-pitch="fixed"/>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442266" officeooo:paragraph-rsid="00442266"/>
    </style:style>
    <style:style style:name="P2" style:family="paragraph" style:parent-style-name="Text_20_body">
      <style:text-properties style:text-underline-style="solid" style:text-underline-width="auto" style:text-underline-color="font-color" officeooo:rsid="0045769c" officeooo:paragraph-rsid="0045769c"/>
    </style:style>
    <style:style style:name="P3" style:family="paragraph" style:parent-style-name="Text_20_body">
      <style:text-properties officeooo:rsid="00467e10" officeooo:paragraph-rsid="00467e10"/>
    </style:style>
    <style:style style:name="P4" style:family="paragraph" style:parent-style-name="Text_20_body">
      <style:text-properties officeooo:rsid="0047d8d7" officeooo:paragraph-rsid="0047d8d7"/>
    </style:style>
    <style:style style:name="P5" style:family="paragraph" style:parent-style-name="Text_20_body">
      <style:text-properties officeooo:rsid="00482c4e" officeooo:paragraph-rsid="00482c4e"/>
    </style:style>
    <style:style style:name="P6" style:family="paragraph" style:parent-style-name="Text_20_body">
      <style:text-properties officeooo:rsid="004badc4" officeooo:paragraph-rsid="004badc4"/>
    </style:style>
    <style:style style:name="P7" style:family="paragraph" style:parent-style-name="Text_20_body">
      <style:text-properties officeooo:rsid="004d9364" officeooo:paragraph-rsid="004d9364"/>
    </style:style>
    <style:style style:name="P8" style:family="paragraph" style:parent-style-name="Text_20_body">
      <style:text-properties officeooo:rsid="004f5e11" officeooo:paragraph-rsid="004f5e11"/>
    </style:style>
    <style:style style:name="P9" style:family="paragraph" style:parent-style-name="Text_20_body">
      <style:text-properties officeooo:rsid="004fdf64" officeooo:paragraph-rsid="004fdf64"/>
    </style:style>
    <style:style style:name="P10" style:family="paragraph" style:parent-style-name="Text_20_body">
      <style:text-properties officeooo:rsid="00501690" officeooo:paragraph-rsid="00501690"/>
    </style:style>
    <style:style style:name="P11" style:family="paragraph" style:parent-style-name="Text_20_body">
      <style:text-properties officeooo:rsid="00523d68" officeooo:paragraph-rsid="00523d68"/>
    </style:style>
    <style:style style:name="P12" style:family="paragraph" style:parent-style-name="Text_20_body">
      <style:text-properties officeooo:rsid="0053b396" officeooo:paragraph-rsid="0053b396"/>
    </style:style>
    <style:style style:name="P13" style:family="paragraph" style:parent-style-name="Text_20_body">
      <style:text-properties officeooo:rsid="0053fbd8" officeooo:paragraph-rsid="0053fbd8"/>
    </style:style>
    <style:style style:name="P14" style:family="paragraph" style:parent-style-name="Text_20_body">
      <style:text-properties officeooo:rsid="0055b1be" officeooo:paragraph-rsid="0055b1be"/>
    </style:style>
    <style:style style:name="P15" style:family="paragraph" style:parent-style-name="Text_20_body">
      <style:text-properties officeooo:paragraph-rsid="0013fd12"/>
    </style:style>
    <style:style style:name="P16" style:family="paragraph" style:parent-style-name="Text_20_body">
      <style:text-properties officeooo:rsid="005f2ce3" officeooo:paragraph-rsid="005f2ce3"/>
    </style:style>
    <style:style style:name="P17" style:family="paragraph" style:parent-style-name="Text_20_body">
      <style:text-properties officeooo:rsid="002eaf83" officeooo:paragraph-rsid="005f2ce3"/>
    </style:style>
    <style:style style:name="P18" style:family="paragraph" style:parent-style-name="Text_20_body">
      <style:text-properties officeooo:rsid="006089d4" officeooo:paragraph-rsid="006089d4"/>
    </style:style>
    <style:style style:name="P19" style:family="paragraph" style:parent-style-name="Text_20_body">
      <style:text-properties officeooo:rsid="00612925" officeooo:paragraph-rsid="00612925"/>
    </style:style>
    <style:style style:name="P20" style:family="paragraph" style:parent-style-name="Preformatted_20_Text">
      <loext:graphic-properties draw:fill="solid" draw:fill-color="#ffffff" draw:opacity="100%"/>
      <style:paragraph-properties fo:background-color="#ffffff"/>
      <style:text-properties fo:color="#000000" style:font-name="Menlo" fo:font-size="9pt"/>
    </style:style>
    <style:style style:name="P21" style:family="paragraph" style:parent-style-name="Preformatted_20_Text">
      <style:text-properties fo:color="#000000" style:font-name="Menlo" fo:font-size="9pt" officeooo:rsid="0045769c" officeooo:paragraph-rsid="0045769c"/>
    </style:style>
    <style:style style:name="P22" style:family="paragraph" style:parent-style-name="Preformatted_20_Text">
      <loext:graphic-properties draw:fill="solid" draw:fill-color="#ffffff" draw:opacity="100%"/>
      <style:paragraph-properties fo:background-color="#ffffff"/>
      <style:text-properties fo:color="#808080" style:font-name="Menlo" fo:font-size="9pt" fo:font-style="italic"/>
    </style:style>
    <style:style style:name="P23" style:family="paragraph" style:parent-style-name="Preformatted_20_Text">
      <style:text-properties fo:color="#808080" style:font-name="Menlo" fo:font-size="9pt" fo:font-style="italic" officeooo:rsid="0045769c" officeooo:paragraph-rsid="0045769c"/>
    </style:style>
    <style:style style:name="P24" style:family="paragraph" style:parent-style-name="Preformatted_20_Text">
      <loext:graphic-properties draw:fill="solid" draw:fill-color="#ffffff" draw:opacity="100%"/>
      <style:paragraph-properties fo:background-color="#ffffff"/>
      <style:text-properties fo:color="#808080" style:font-name="Menlo" fo:font-size="9pt" fo:font-style="italic" officeooo:paragraph-rsid="0045769c"/>
    </style:style>
    <style:style style:name="P25" style:family="paragraph" style:parent-style-name="Preformatted_20_Text">
      <loext:graphic-properties draw:fill="solid" draw:fill-color="#ffffff" draw:opacity="100%"/>
      <style:paragraph-properties fo:background-color="#ffffff"/>
      <style:text-properties fo:color="#008000" style:font-name="Menlo" fo:font-size="9pt" fo:font-weight="bold"/>
    </style:style>
    <style:style style:name="P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Menlo" fo:font-size="9pt"/>
    </style:style>
    <style:style style:name="P27" style:family="paragraph" style:parent-style-name="Standard">
      <style:text-properties fo:color="#000000" style:font-name="Menlo-Regular" fo:font-size="11pt" officeooo:rsid="00442266" officeooo:paragraph-rsid="00442266" style:font-size-asian="11pt"/>
    </style:style>
    <style:style style:name="P28" style:family="paragraph" style:parent-style-name="Standard">
      <style:text-properties fo:color="#000000" style:font-name="Menlo-Regular" fo:font-size="11pt" officeooo:rsid="00467e10" officeooo:paragraph-rsid="00467e10" style:font-size-asian="11pt"/>
    </style:style>
    <style:style style:name="P29" style:family="paragraph" style:parent-style-name="Standard">
      <style:text-properties fo:color="#000000" style:font-name="Menlo-Regular" fo:font-size="11pt" officeooo:rsid="00482c4e" officeooo:paragraph-rsid="00482c4e" style:font-size-asian="11pt"/>
    </style:style>
    <style:style style:name="P30" style:family="paragraph" style:parent-style-name="Title">
      <style:text-properties style:font-name="Liberation Sans" fo:font-size="28pt" fo:font-weight="bold" officeooo:rsid="002b448a" officeooo:paragraph-rsid="005dc9d2" style:font-name-asian="Noto Sans CJK SC" style:font-size-asian="28pt" style:font-weight-asian="bold" style:font-name-complex="Lohit Devanagari" style:font-size-complex="28pt" style:font-weight-complex="bold"/>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Heading_20_1" style:list-style-name=""/>
    <style:style style:name="P33" style:family="paragraph" style:parent-style-name="Heading_20_1">
      <style:text-properties officeooo:rsid="002eaf83"/>
    </style:style>
    <style:style style:name="P34" style:family="paragraph" style:parent-style-name="Heading_20_1">
      <style:text-properties officeooo:paragraph-rsid="0031114a"/>
    </style:style>
    <style:style style:name="P35" style:family="paragraph" style:parent-style-name="Heading_20_1">
      <style:text-properties officeooo:rsid="004badc4" officeooo:paragraph-rsid="004badc4"/>
    </style:style>
    <style:style style:name="P36" style:family="paragraph" style:parent-style-name="Heading_20_1">
      <style:text-properties officeooo:rsid="004f5e11" officeooo:paragraph-rsid="004f5e11"/>
    </style:style>
    <style:style style:name="P37" style:family="paragraph" style:parent-style-name="Heading_20_1">
      <style:text-properties officeooo:rsid="0053b396" officeooo:paragraph-rsid="0053b396"/>
    </style:style>
    <style:style style:name="P38" style:family="paragraph" style:parent-style-name="Heading_20_1">
      <style:text-properties officeooo:rsid="0055b1be" officeooo:paragraph-rsid="0055b1be"/>
    </style:style>
    <style:style style:name="P39" style:family="paragraph" style:parent-style-name="Heading_20_1">
      <style:text-properties style:font-name="Liberation Sans" fo:font-size="18.2000007629395pt" fo:font-weight="bold" officeooo:rsid="00371d40" officeooo:paragraph-rsid="0062212e" style:font-name-asian="Noto Sans CJK SC" style:font-size-asian="18.2000007629395pt" style:font-weight-asian="bold" style:font-name-complex="Lohit Devanagari" style:font-size-complex="18.2000007629395pt" style:font-weight-complex="bold"/>
    </style:style>
    <style:style style:name="P40" style:family="paragraph" style:parent-style-name="Heading_20_1">
      <style:text-properties style:font-name="Liberation Sans" fo:font-size="18.2000007629395pt" fo:font-weight="bold" officeooo:rsid="003a042f" officeooo:paragraph-rsid="006462e1" style:font-name-asian="Noto Sans CJK SC" style:font-size-asian="18.2000007629395pt" style:font-weight-asian="bold" style:font-name-complex="Lohit Devanagari" style:font-size-complex="18.2000007629395pt" style:font-weight-complex="bold"/>
    </style:style>
    <style:style style:name="P41" style:family="paragraph" style:parent-style-name="Heading_20_1">
      <style:text-properties officeooo:rsid="005632f5" officeooo:paragraph-rsid="00442266"/>
    </style:style>
    <style:style style:name="P42" style:family="paragraph" style:parent-style-name="Heading_20_1">
      <style:paragraph-properties fo:break-before="page"/>
    </style:style>
    <style:style style:name="P43" style:family="paragraph" style:parent-style-name="Text_20_body">
      <style:text-properties officeooo:rsid="0062212e" officeooo:paragraph-rsid="0062212e"/>
    </style:style>
    <style:style style:name="P44" style:family="paragraph" style:parent-style-name="Text_20_body">
      <style:text-properties officeooo:rsid="0062e1ab" officeooo:paragraph-rsid="0062e1ab"/>
    </style:style>
    <style:style style:name="P45" style:family="paragraph" style:parent-style-name="Text_20_body">
      <style:text-properties officeooo:paragraph-rsid="0062212e"/>
    </style:style>
    <style:style style:name="P46" style:family="paragraph" style:parent-style-name="Text_20_body">
      <style:text-properties fo:font-size="12pt" fo:font-weight="normal" officeooo:rsid="006462e1" officeooo:paragraph-rsid="006462e1" style:font-size-asian="10.5pt" style:font-weight-asian="normal" style:font-size-complex="12pt" style:font-weight-complex="normal"/>
    </style:style>
    <style:style style:name="P47" style:family="paragraph" style:parent-style-name="Text_20_body">
      <style:text-properties fo:font-size="12pt" fo:font-weight="normal" officeooo:rsid="006540a3" officeooo:paragraph-rsid="006540a3" style:font-size-asian="10.5pt" style:font-weight-asian="normal" style:font-size-complex="12pt" style:font-weight-complex="normal"/>
    </style:style>
    <style:style style:name="T1" style:family="text">
      <style:text-properties style:text-position="super 58%"/>
    </style:style>
    <style:style style:name="T2" style:family="text">
      <style:text-properties style:text-position="super 58%" officeooo:rsid="005f2ce3"/>
    </style:style>
    <style:style style:name="T3" style:family="text">
      <style:text-properties officeooo:rsid="0045769c"/>
    </style:style>
    <style:style style:name="T4" style:family="text">
      <style:text-properties fo:color="#000080" fo:font-weight="bold"/>
    </style:style>
    <style:style style:name="T5" style:family="text">
      <style:text-properties fo:color="#008000" fo:font-weight="bold"/>
    </style:style>
    <style:style style:name="T6" style:family="text">
      <style:text-properties fo:color="#008000" fo:font-weight="bold" officeooo:rsid="0045769c"/>
    </style:style>
    <style:style style:name="T7" style:family="text">
      <style:text-properties officeooo:rsid="004a2145"/>
    </style:style>
    <style:style style:name="T8" style:family="text">
      <style:text-properties officeooo:rsid="004badc4"/>
    </style:style>
    <style:style style:name="T9" style:family="text">
      <style:text-properties officeooo:rsid="004d9364"/>
    </style:style>
    <style:style style:name="T10" style:family="text">
      <style:text-properties officeooo:rsid="004d9a0b"/>
    </style:style>
    <style:style style:name="T11" style:family="text">
      <style:text-properties officeooo:rsid="00501690"/>
    </style:style>
    <style:style style:name="T12" style:family="text">
      <style:text-properties officeooo:rsid="00523d68"/>
    </style:style>
    <style:style style:name="T13" style:family="text">
      <style:text-properties officeooo:rsid="0053b396"/>
    </style:style>
    <style:style style:name="T14" style:family="text">
      <style:text-properties officeooo:rsid="0053fbd8"/>
    </style:style>
    <style:style style:name="T15" style:family="text">
      <style:text-properties officeooo:rsid="0055b1be"/>
    </style:style>
    <style:style style:name="T16" style:family="text">
      <style:text-properties officeooo:rsid="005632f5"/>
    </style:style>
    <style:style style:name="T17" style:family="text">
      <style:text-properties officeooo:rsid="0058acdc"/>
    </style:style>
    <style:style style:name="T18" style:family="text">
      <style:text-properties officeooo:rsid="005a5614"/>
    </style:style>
    <style:style style:name="T19" style:family="text">
      <style:text-properties officeooo:rsid="005dc9d2"/>
    </style:style>
    <style:style style:name="T20" style:family="text">
      <style:text-properties officeooo:rsid="0013fd12"/>
    </style:style>
    <style:style style:name="T21" style:family="text">
      <style:text-properties officeooo:rsid="005f2ce3"/>
    </style:style>
    <style:style style:name="T22" style:family="text">
      <style:text-properties officeooo:rsid="006089d4"/>
    </style:style>
    <style:style style:name="T23" style:family="text">
      <style:text-properties style:font-name="Liberation Sans" fo:font-size="18.2000007629395pt" fo:font-weight="bold" officeooo:rsid="0031114a" style:font-name-asian="Noto Sans CJK SC" style:font-size-asian="18.2000007629395pt" style:font-weight-asian="bold" style:font-name-complex="Lohit Devanagari" style:font-size-complex="18.2000007629395pt" style:font-weight-complex="bold"/>
    </style:style>
    <style:style style:name="T24" style:family="text">
      <style:text-properties style:font-name="Liberation Sans" fo:font-size="18.2000007629395pt" fo:font-weight="bold" officeooo:rsid="006089d4" style:font-name-asian="Noto Sans CJK SC" style:font-size-asian="18.2000007629395pt" style:font-weight-asian="bold" style:font-name-complex="Lohit Devanagari" style:font-size-complex="18.2000007629395pt" style:font-weight-complex="bold"/>
    </style:style>
    <style:style style:name="T25" style:family="text">
      <style:text-properties style:font-name="Liberation Sans" style:font-name-asian="Noto Sans CJK SC" style:font-name-complex="Lohit Devanagari"/>
    </style:style>
    <style:style style:name="T26" style:family="text">
      <style:text-properties officeooo:rsid="0062212e"/>
    </style:style>
    <style:style style:name="T27" style:family="text">
      <style:text-properties officeooo:rsid="0062e1ab"/>
    </style:style>
    <style:style style:name="T28" style:family="text">
      <style:text-properties officeooo:rsid="006462e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P<text:span text:style-name="T19">laying with (Android) Geofences</text:spa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_Toc394_1788343625" text:style-name="Index_20_Link" text:visited-style-name="Index_20_Link">Summary<text:tab/>2</text:a></text:p>
          <text:p text:style-name="P31"><text:a xlink:type="simple" xlink:href="#__RefHeading___Toc396_1788343625" text:style-name="Index_20_Link" text:visited-style-name="Index_20_Link">The Starting Point<text:tab/>2</text:a></text:p>
          <text:p text:style-name="P31"><text:a xlink:type="simple" xlink:href="#__RefHeading___Toc398_1788343625" text:style-name="Index_20_Link" text:visited-style-name="Index_20_Link">Build and Development Tools<text:tab/>2</text:a></text:p>
          <text:p text:style-name="P31"><text:a xlink:type="simple" xlink:href="#__RefHeading___Toc400_1788343625" text:style-name="Index_20_Link" text:visited-style-name="Index_20_Link">Android Basics<text:tab/>3</text:a></text:p>
          <text:p text:style-name="P31"><text:a xlink:type="simple" xlink:href="#__RefHeading___Toc402_1788343625" text:style-name="Index_20_Link" text:visited-style-name="Index_20_Link">Understanding the Codebase<text:tab/>3</text:a></text:p>
        </text:index-body>
      </text:table-of-content>
      <text:h text:style-name="P32" text:outline-level="1"/>
      <text:h text:style-name="P42" text:outline-level="1"><text:bookmark-start text:name="__RefHeading___Toc394_1788343625"/>Summary<text:bookmark-end text:name="__RefHeading___Toc394_1788343625"/></text:h>
      <text:p text:style-name="P15"><text:span text:style-name="T20">This article describes my experiences in experimenting with Geofences on Android devices. The source code is available on GitHub at </text:span><text:a xlink:type="simple" xlink:href="https://github.com/SteveHigham/AndroidGeofences" text:style-name="Internet_20_link" text:visited-style-name="Visited_20_Internet_20_Link"><text:span text:style-name="T20">https://github.com/SteveHigham/AndroidGeofences</text:span></text:a><text:span text:style-name="T20">. Please note that this is not a completed application although it will build and run. It is a tool to help developers play with the Android capabilities to capture location information and geofence crossing events. To run this application you will need Android Studio and some Java experience. To enable the “display location” functionality you will also need a Google API key as explained in the README.</text:span></text:p>
      <text:h text:style-name="P33" text:outline-level="1"><text:bookmark-start text:name="__RefHeading___Toc396_1788343625"/>The Starting Point<text:bookmark-end text:name="__RefHeading___Toc396_1788343625"/></text:h>
      <text:p text:style-name="P17">S<text:span text:style-name="T21">everal years ago I bought the book Android In Action (3</text:span><text:span text:style-name="T2">rd</text:span><text:span text:style-name="T21"> edition, published 2012) by W. Frank Ableson, Robi Sen, Chris King and C. Enrique Ortiz and published by Manning. I was full of good intentions to learn Android and write some great applications. I went through the book, got the demos working (more or less) and got stuck. Where were the great applications I wanted to write? – I just couldn’t think of any which would offer some sort of reward for the effort required.</text:span></text:p>
      <text:p text:style-name="P16">Fast forward several years and I met Paulo. <text:span text:style-name="T22">Paulo had started work on an idea for a Geofencing mobile project but the work had stagnated. Paulo had worked on the front end but friends and colleagues working on the back end had drifted away. I cautiously agreed that I could do some work on this project to help out.</text:span></text:p>
      <text:p text:style-name="P18">Returning to my book for a refresh I discovered that much had changed and no new edition had appeared. In particular services now required authentication and access control. This “application” was created as an experiment to play with location and geofencing API’s. It is functional and can be built and run. However it is not a complete application ready for distribution. It asks the user to “Request permissions” without explaining what permissions are required and why they are needed. The UI is basic in the extreme. Icons etc are simple defaults / whatever came to hand and the one geofence is hardcoded to my house – you can change this to whatever location(s) you like but it is a code change. I think the long term solution is some sort of fence subscription mechanism but this is way out of scope for this application.</text:p>
      <text:p text:style-name="P18">The application code is hosted on GitHub at <text:a xlink:type="simple" xlink:href="https://github.com/SteveHigham/AndroidGeofences" text:style-name="Internet_20_link" text:visited-style-name="Visited_20_Internet_20_Link">https://github.com/SteveHigham/AndroidGeofences</text:a>. Please read the README to build and run it.</text:p>
      <text:h text:style-name="P34" text:outline-level="1"><text:bookmark-start text:name="__RefHeading___Toc398_1788343625"/><text:span text:style-name="T23">B</text:span><text:span text:style-name="T24">uild and Development</text:span><text:span text:style-name="T22"> Tools</text:span><text:bookmark-end text:name="__RefHeading___Toc398_1788343625"/></text:h>
      <text:p text:style-name="P19">The application is developed in Java using Android Studio which itself delegates the build to Gradle. The dependencies include lombok, various android / androidx libraries, Google Play Services and other default libraries included by Android Studio. The only tricky part of getting the application to run is to set up your own Google API key – <text:span text:style-name="T26">see the README for details.</text:span></text:p>
      <text:h text:style-name="P39" text:outline-level="1"><text:bookmark-start text:name="__RefHeading___Toc400_1788343625"/><text:soft-page-break/>A<text:span text:style-name="T26">ndroid Basics</text:span><text:bookmark-end text:name="__RefHeading___Toc400_1788343625"/></text:h>
      <text:p text:style-name="P45"><text:span text:style-name="T26">Coming from a Java / C++ / Delphi background there is a lot that is familiar with building an Android UI. However there are a few major differences which impact that are worth covering off as well.</text:span></text:p>
      <text:p text:style-name="P43">Androids are real time, multi tasking devices in every sense of the word. If a phone call arrives, it will not wait for the current application. The phone rings and the user has the option to answer it. This results in user screens being application components in their own rights. They have a well defined user lifecycle with appropriate callback methods. Lifecycle changes can and are triggered by events (such as a phone call) which are unpredictable and outside the control of the application. Coupling between user screens is loose and the flow between screens can be very dynamic. <text:span text:style-name="T27">This does result in user screens behaving a bit like applications in their own right within a defined ecosystem of the whole application.</text:span></text:p>
      <text:p text:style-name="P44">Android insists that an applications main UI event processing thread must process any event and return within 5 seconds. Otherwise the application is terminated by the OS. This somewhat draconian measure ensures that (in Java at least) there is no such thing as a modal dialog box. All UI elements have to be asynchronous in nature and any long running tasks need to run in a separate thread. This helps to make for a great user experience but it does add significant complexity to the codebase.</text:p>
      <text:p text:style-name="P44">Android is now (not surprisingly) big on permissions. Applications must advertise what permissions they want (in terms of accessing OS resources, connectivity etc) and users have the option of enabling these permissions or not as they feel appropriate. This is great for users but does add complexity into the codebase. Originally permissions were simply requested in the manifest and the application install asked the users whether they should be granted or not. This was not helpful for users. The current approach is for the application to request permissions as and when required (as well as in the manifest). This allows a dialog with the user so the consequences of the user granting or withholding the permission van be spelt out. <text:span text:style-name="T28">Once again this is great for the user but adds complexity into the application.</text:span></text:p>
      <text:h text:style-name="P40" text:outline-level="1"><text:bookmark-start text:name="__RefHeading___Toc402_1788343625"/>U<text:span text:style-name="T28">nderstanding the Codebase</text:span><text:bookmark-end text:name="__RefHeading___Toc402_1788343625"/></text:h>
      <text:p text:style-name="P46"><text:span text:style-name="T25">My codebase consists of three packages. The base package (uk.co.sjlt.androidgeofences) and two sub packages (ui and model).</text:span></text:p>
      <text:p text:style-name="P46"><text:span text:style-name="T25">The base package holds a Contants class for static application wide constants, the GeofencesApplication class and the BroadcastReceiver class. The application object is guaranteed to be present whenever the application is run and is accessible from all parts of the application. This makes it a great place to hold global application state and this is it’s main purpose in this application. The BroadcastReceiver class provides an Android BroadcastReceiver which can receive Geofence events. This does not run in the application UI thread so any communication with other (ui) classes needs to be threadsafe.</text:span></text:p>
      <text:p text:style-name="P47"><text:span text:style-name="T25">The ui (user interface) package holds all the activity (user screen) classes.</text:span></text:p>
      <text:p text:style-name="P47"><text:span text:style-name="T25">The model package should hold the POJO (Plain Old Java Objects) packages. However I have also included the FenceMap class. This is a wrapper for the GoogleMap class to </text:span><text:soft-page-break/><text:span text:style-name="T25">provide application specific extensions. This helps us draw Fences and Locations on a GoogleMap. From a pure design perspective this belongs in the ui package. However it is tightly coupled to the Fence abstraction (classes Fence and CircularFence). This means that pragmatically it makes sense to locate it in the model package. Otherwise a collection of model package private methods suddenly become public breaking the encapsulation of this abstraction and forcing the (ui) clients to consider what sort of fence they are dealing with (which may include future enhancements – RectangularFence being an obvious candidate).</text:span></text:p>
      <text:h text:style-name="P41" text:outline-level="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ohit Devanagari1" svg:font-family="'Lohit Devanagari'"/>
    <style:font-face style:name="Menlo" svg:font-family="Menlo"/>
    <style:font-face style:name="Liberation Mono" svg:font-family="'Liberation Mono'" style:font-family-generic="modern" style:font-pitch="fixed"/>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8-01T10:26:14.901494953</meta:creation-date>
    <dc:date>2020-04-18T13:18:25.435740232</dc:date>
    <meta:editing-duration>PT11H15M7S</meta:editing-duration>
    <meta:editing-cycles>27</meta:editing-cycles>
    <meta:generator>LibreOffice/6.3.5.2$MacOSX_X86_64 LibreOffice_project/dd0751754f11728f69b42ee2af66670068624673</meta:generator>
    <meta:document-statistic meta:table-count="0" meta:image-count="0" meta:object-count="0" meta:page-count="4" meta:paragraph-count="26" meta:word-count="1115" meta:character-count="6787" meta:non-whitespace-character-count="5694"/>
  </office:meta>
</office:document-meta>
</file>